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2.151cm" fo:min-width="3.065cm"/>
    </style:style>
    <style:style style:name="gr2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2.151cm" fo:min-width="3.371cm"/>
    </style:style>
    <style:style style:name="gr3" style:family="graphic" style:parent-style-name="standard">
      <style:graphic-properties svg:stroke-width="0.2cm" svg:stroke-color="#00aaad" draw:marker-start-width="0.5cm" draw:marker-end-width="0.5cm" draw:fill="solid" draw:fill-color="#87d1d1" draw:textarea-horizontal-align="justify" draw:textarea-vertical-align="middle" draw:auto-grow-height="false" fo:min-height="2.151cm" fo:min-width="3.065cm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cc79b" draw:textarea-horizontal-align="justify" draw:textarea-vertical-align="middle" draw:auto-grow-height="false" fo:min-height="0.15cm" fo:min-width="0.182cm"/>
    </style:style>
    <style:style style:name="gr5" style:family="graphic" style:parent-style-name="standard">
      <style:graphic-properties draw:fill="solid" draw:fill-color="#fcc79b" draw:textarea-horizontal-align="justify" draw:textarea-vertical-align="middle" draw:auto-grow-height="false" fo:min-height="0.35cm" fo:min-width="0.146cm"/>
    </style:style>
    <style:style style:name="gr6" style:family="graphic" style:parent-style-name="standard">
      <style:graphic-properties draw:fill="solid" draw:fill-color="#fcc79b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899cm"/>
    </style:style>
    <style:style style:name="gr12" style:family="graphic" style:parent-style-name="standard">
      <style:graphic-properties draw:stroke="none" svg:stroke-color="#000000" draw:fill="none" draw:fill-color="#ffffff" fo:min-height="0.479cm"/>
    </style:style>
    <style:style style:name="gr13" style:family="graphic" style:parent-style-name="standard">
      <style:graphic-properties svg:stroke-color="#999999" draw:fill="none" draw:textarea-vertical-align="middle" draw:auto-grow-height="false" fo:min-height="3.732cm" fo:min-width="0cm"/>
    </style:style>
    <style:style style:name="gr14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952cm" fo:min-width="0.702cm"/>
    </style:style>
    <style:style style:name="gr15" style:family="graphic" style:parent-style-name="standard">
      <style:graphic-properties draw:stroke="none" svg:stroke-color="#000000" draw:fill="none" draw:fill-color="#ffffff" fo:min-height="1.211cm"/>
    </style:style>
    <style:style style:name="gr16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6cm" fo:min-width="0.35cm"/>
    </style:style>
    <style:style style:name="gr17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851cm" fo:min-width="2.901cm"/>
    </style:style>
    <style:style style:name="gr18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494cm" fo:min-width="0.247cm"/>
    </style:style>
    <style:style style:name="gr19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951cm" fo:min-width="2.77cm"/>
    </style:style>
    <style:style style:name="gr20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528cm" fo:min-width="0.218cm"/>
    </style:style>
    <style:style style:name="gr21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851cm" fo:min-width="2.671cm"/>
    </style:style>
    <style:style style:name="gr2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494cm" fo:min-width="0.195cm"/>
    </style:style>
    <style:style style:name="gr23" style:family="graphic" style:parent-style-name="standard">
      <style:graphic-properties draw:stroke="dash" draw:stroke-dash="Fine_20_Dashed" svg:stroke-width="0cm" svg:stroke-color="#fff200" draw:marker-start-width="0cm" draw:marker-end-width="0cm" draw:fill="solid" draw:fill-color="#fffbcc" draw:textarea-horizontal-align="justify" draw:textarea-vertical-align="middle" draw:auto-grow-height="false" fo:min-height="1.65cm" fo:min-width="5.9cm" fo:padding-top="0.025cm" fo:padding-bottom="0.025cm" fo:padding-left="0.15cm" fo:padding-right="0.15cm"/>
    </style:style>
    <style:style style:name="gr24" style:family="graphic" style:parent-style-name="standard">
      <style:graphic-properties draw:stroke="none" svg:stroke-color="#000000" draw:fill="none" draw:fill-color="#ffffff" fo:min-height="0.957cm"/>
    </style:style>
    <style:style style:name="gr25" style:family="graphic" style:parent-style-name="standard">
      <style:graphic-properties draw:stroke="none" svg:stroke-color="#000000" draw:fill="none" draw:fill-color="#ffffff" fo:min-height="0.45cm"/>
    </style:style>
    <style:style style:name="gr26" style:family="graphic" style:parent-style-name="standard">
      <style:graphic-properties draw:stroke="none" svg:stroke-color="#000000" draw:fill="none" draw:fill-color="#ffffff" fo:min-height="1.435cm"/>
    </style:style>
    <style:style style:name="gr27" style:family="graphic" style:parent-style-name="standard">
      <style:graphic-properties svg:stroke-color="#999999" draw:fill="none" draw:textarea-vertical-align="middle" draw:auto-grow-height="false" fo:min-height="7.90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7d1d1"/>
      <style:paragraph-properties fo:text-align="center"/>
    </style:style>
    <style:style style:name="P3" style:family="paragraph">
      <loext:graphic-properties draw:fill="solid" draw:fill-color="#fcc79b"/>
      <style:paragraph-properties fo:text-align="center"/>
    </style:style>
    <style:style style:name="P4" style:family="paragraph">
      <loext:graphic-properties draw:fill="none" draw:fill-color="#ffffff"/>
      <style:text-properties fo:color="#0066b3" style:font-name="Liberation Mono"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Liberation Mono" fo:font-size="8pt" style:font-size-asian="18pt" style:font-size-complex="18pt"/>
    </style:style>
    <style:style style:name="P6" style:family="paragraph">
      <loext:graphic-properties draw:fill="none" draw:fill-color="#ffffff"/>
      <style:text-properties style:font-name="Liberation Mono" fo:font-size="8pt" style:font-size-asian="18pt" style:font-size-complex="18pt"/>
    </style:style>
    <style:style style:name="P7" style:family="paragraph">
      <loext:graphic-properties draw:fill="none" draw:fill-color="#ffffff"/>
      <style:text-properties style:use-window-font-color="true" style:font-name="Liberation Mono" fo:font-size="8pt" style:font-size-asian="18pt" style:font-size-complex="18pt"/>
    </style:style>
    <style:style style:name="P8" style:family="paragraph">
      <loext:graphic-properties draw:fill="none" draw:fill-color="#ffffff"/>
      <style:text-properties style:font-name="Liberation Mono" fo:font-size="12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bf44"/>
      <style:paragraph-properties fo:text-align="center"/>
    </style:style>
    <style:style style:name="P11" style:family="paragraph">
      <loext:graphic-properties draw:fill="none" draw:fill-color="#ffffff"/>
      <style:text-properties style:font-name="Liberation Mono" fo:font-size="6pt" style:font-size-asian="18pt" style:font-size-complex="18pt"/>
    </style:style>
    <style:style style:name="P12" style:family="paragraph">
      <loext:graphic-properties draw:fill="solid" draw:fill-color="#72bf44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fill="solid" draw:fill-color="#fffbcc"/>
      <style:paragraph-properties fo:text-align="center"/>
    </style:style>
    <style:style style:name="P14" style:family="paragraph">
      <style:text-properties fo:color="#808080" fo:font-size="10pt" style:font-size-asian="18pt" style:font-size-complex="18pt"/>
    </style:style>
    <style:style style:name="P15" style:family="paragraph">
      <loext:graphic-properties draw:fill="none" draw:fill-color="#ffffff"/>
      <style:text-properties fo:color="#808080" style:font-name="Liberation Mono" fo:font-size="10pt" style:font-size-asian="18pt" style:font-size-complex="18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0066b3" style:font-name="Liberation Mono" fo:font-size="10pt" style:font-size-asian="18pt" style:font-size-complex="18pt"/>
    </style:style>
    <style:style style:name="T4" style:family="text">
      <style:text-properties fo:color="#0066b3" style:text-position="sub 58%" style:font-name="Liberation Mono" fo:font-size="10pt" style:font-size-asian="18pt" style:font-size-complex="18pt"/>
    </style:style>
    <style:style style:name="T5" style:family="text">
      <style:text-properties style:font-name="Liberation Mono" fo:font-size="8pt" style:font-size-asian="18pt" style:font-size-complex="18pt"/>
    </style:style>
    <style:style style:name="T6" style:family="text">
      <style:text-properties style:use-window-font-color="true" style:font-name="Liberation Mono" fo:font-size="8pt" style:font-size-asian="18pt" style:font-size-complex="18pt"/>
    </style:style>
    <style:style style:name="T7" style:family="text">
      <style:text-properties style:font-name="Liberation Mono" fo:font-size="12pt" style:font-size-asian="18pt" style:font-size-complex="18pt"/>
    </style:style>
    <style:style style:name="T8" style:family="text">
      <style:text-properties style:font-name="Liberation Mono" fo:font-size="6pt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position="sub 58%" fo:font-size="14pt" style:font-size-asian="18pt" style:font-size-complex="18pt"/>
    </style:style>
    <style:style style:name="T11" style:family="text">
      <style:text-properties fo:color="#808080" style:font-name="Liberation Mon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564cm" svg:height="2.4cm" svg:x="1.936cm" svg:y="2.4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7cm" svg:height="2.4cm" svg:x="8.104cm" svg:y="2.4cm">
          <text:p text:style-name="P1">m<text:span text:style-name="T1">1</text:span> 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.564cm" svg:height="2.4cm" svg:x="14.736cm" svg:y="2.4cm">
          <text:p text:style-name="P1">m<text:span text:style-name="T2">2</text:span> r</text:p>
          <draw:enhanced-geometry svg:viewBox="0 0 21600 21600" draw:text-areas="0 0 21600 21600" draw:type="chevron" draw:modifiers="15627.7634961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63cm" svg:height="1.2cm" svg:x="6.1cm" svg:y="3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29cm" svg:height="1.2cm" svg:x="12.904cm" svg:y="3.025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" draw:id="id2" draw:layer="layout" svg:width="1cm" svg:height="1cm" svg:x="22.1cm" svg:y="1.7cm">
          <text:p text:style-name="P1">r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cm" svg:height="1.199cm" svg:x="1.9cm" svg:y="7.301cm">
          <draw:text-box>
            <text:p><text:span text:style-name="T3">Tube () a m r</text:span></text:p>
          </draw:text-box>
        </draw:frame>
        <draw:frame draw:style-name="gr8" draw:text-style-name="P4" draw:layer="layout" svg:width="3.4cm" svg:height="1.1cm" svg:x="8.038cm" svg:y="7.301cm">
          <draw:text-box>
            <text:p><text:span text:style-name="T3">Tube a b m</text:span><text:span text:style-name="T4">1</text:span><text:span text:style-name="T3"> r</text:span></text:p>
          </draw:text-box>
        </draw:frame>
        <draw:frame draw:style-name="gr7" draw:text-style-name="P4" draw:layer="layout" svg:width="3.825cm" svg:height="1.199cm" svg:x="14.675cm" svg:y="7.301cm">
          <draw:text-box>
            <text:p><text:span text:style-name="T3">Tube b () m</text:span><text:span text:style-name="T4">2</text:span><text:span text:style-name="T3"> r</text:span></text:p>
          </draw:text-box>
        </draw:frame>
        <draw:line draw:style-name="gr9" draw:text-style-name="P5" draw:layer="layout" svg:x1="3.1cm" svg:y1="5.9cm" svg:x2="3.1cm" svg:y2="7.1cm">
          <text:p/>
        </draw:line>
        <draw:line draw:style-name="gr9" draw:text-style-name="P5" draw:layer="layout" svg:x1="9.6cm" svg:y1="5.8cm" svg:x2="9.6cm" svg:y2="7.1cm">
          <text:p/>
        </draw:line>
        <draw:line draw:style-name="gr9" draw:text-style-name="P5" draw:layer="layout" svg:x1="16.3cm" svg:y1="5.8cm" svg:x2="16.3cm" svg:y2="7.1cm">
          <text:p/>
        </draw:line>
        <draw:frame draw:style-name="gr10" draw:text-style-name="P6" draw:layer="layout" svg:width="1.7cm" svg:height="0.6cm" svg:x="16.4cm" svg:y="6cm">
          <draw:text-box>
            <text:p><text:span text:style-name="T5">pour</text:span></text:p>
          </draw:text-box>
        </draw:frame>
        <draw:frame draw:style-name="gr10" draw:text-style-name="P7" draw:layer="layout" svg:width="1.7cm" svg:height="0.6cm" svg:x="3.4cm" svg:y="6.1cm">
          <draw:text-box>
            <text:p><text:span text:style-name="T6">sample</text:span></text:p>
          </draw:text-box>
        </draw:frame>
        <draw:frame draw:style-name="gr10" draw:text-style-name="P6" draw:layer="layout" svg:width="1.7cm" svg:height="0.6cm" svg:x="9.9cm" svg:y="6cm">
          <draw:text-box>
            <text:p><text:span text:style-name="T5">tune</text:span></text:p>
          </draw:text-box>
        </draw:frame>
        <draw:frame draw:style-name="gr7" draw:text-style-name="P4" draw:layer="layout" svg:width="3.5cm" svg:height="1.199cm" svg:x="1.9cm" svg:y="5.1cm">
          <draw:text-box>
            <text:p><text:span text:style-name="T3">Source a m r</text:span></text:p>
          </draw:text-box>
        </draw:frame>
        <draw:frame draw:style-name="gr11" draw:text-style-name="P4" draw:layer="layout" svg:width="3.862cm" svg:height="1.149cm" svg:x="7.859cm" svg:y="5.1cm">
          <draw:text-box>
            <text:p><text:span text:style-name="T3">Channel a b m</text:span><text:span text:style-name="T4">1</text:span><text:span text:style-name="T3"> </text:span><text:span text:style-name="T3">r</text:span></text:p>
          </draw:text-box>
        </draw:frame>
        <draw:frame draw:style-name="gr7" draw:text-style-name="P4" draw:layer="layout" svg:width="3.825cm" svg:height="1.199cm" svg:x="14.675cm" svg:y="5.1cm">
          <draw:text-box>
            <text:p><text:span text:style-name="T3">Sink b m</text:span><text:span text:style-name="T4">2</text:span><text:span text:style-name="T3"> r</text:span></text:p>
          </draw:text-box>
        </draw:frame>
        <draw:line draw:style-name="gr9" draw:text-style-name="P5" draw:layer="layout" svg:x1="12.4cm" svg:y1="7.6cm" svg:x2="14cm" svg:y2="7.6cm">
          <text:p/>
        </draw:line>
        <draw:line draw:style-name="gr9" draw:text-style-name="P5" draw:layer="layout" svg:x1="5.8cm" svg:y1="7.7cm" svg:x2="7.4cm" svg:y2="7.7cm">
          <text:p/>
        </draw:line>
        <draw:frame draw:style-name="gr12" draw:text-style-name="P8" draw:layer="layout" svg:width="1.7cm" svg:height="0.729cm" svg:x="6cm" svg:y="7cm">
          <draw:text-box>
            <text:p><text:span text:style-name="T7">&gt;&lt;</text:span></text:p>
          </draw:text-box>
        </draw:frame>
        <draw:frame draw:style-name="gr12" draw:text-style-name="P8" draw:layer="layout" svg:width="1.7cm" svg:height="0.729cm" svg:x="12.6cm" svg:y="7cm">
          <draw:text-box>
            <text:p><text:span text:style-name="T7">&gt;&lt;</text:span></text:p>
          </draw:text-box>
        </draw:frame>
        <draw:custom-shape draw:style-name="gr13" draw:text-style-name="P9" draw:layer="layout" svg:width="0.3cm" svg:height="4.2cm" svg:x="18.4cm" svg:y="6.8cm">
          <text:p/>
          <draw:enhanced-geometry svg:viewBox="0 0 21600 21600" draw:mirror-horizontal="false" draw:mirror-vertical="false" draw:glue-points="0 0 0 21600 21600 10800" draw:text-areas="0 ?f9 7800 ?f10" draw:type="right-brace" draw:modifiers="1800 4221.280647464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825cm" svg:height="1.199cm" svg:x="19cm" svg:y="7.3cm">
          <draw:text-box>
            <text:p><text:span text:style-name="T3">Tube () () m</text:span><text:span text:style-name="T4">3</text:span><text:span text:style-name="T3"> </text:span><text:span text:style-name="T3">r</text:span></text:p>
          </draw:text-box>
        </draw:frame>
        <draw:line draw:style-name="gr9" draw:text-style-name="P5" draw:layer="layout" svg:x1="20.8cm" svg:y1="7.1cm" svg:x2="20.8cm" svg:y2="5.3cm">
          <text:p/>
        </draw:line>
        <draw:frame draw:style-name="gr10" draw:text-style-name="P6" draw:layer="layout" svg:width="1.7cm" svg:height="0.6cm" svg:x="20.8cm" svg:y="6.2cm">
          <draw:text-box>
            <text:p><text:span text:style-name="T5">runTube</text:span></text:p>
          </draw:text-box>
        </draw:frame>
        <draw:custom-shape draw:style-name="gr14" draw:text-style-name="P10" xml:id="id1" draw:id="id1" draw:layer="layout" svg:width="1.7cm" svg:height="1.7cm" svg:x="20cm" svg:y="3.2cm">
          <text:p text:style-name="P1">m<text:span text:style-name="T2">3</text:span>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20.85cm" svg:y1="3.2cm" svg:x2="22.1cm" svg:y2="2.2cm" draw:start-shape="id1" draw:start-glue-point="4" draw:end-shape="id2" draw:end-glue-point="3" svg:d="M20850 3200c0-667 416-1000 1250-1000" svg:viewBox="0 0 1251 1001">
          <text:p/>
        </draw:connector>
        <draw:frame draw:style-name="gr15" draw:text-style-name="P11" draw:layer="layout" svg:width="1.9cm" svg:height="1.461cm" svg:x="19.5cm" svg:y="1.639cm">
          <draw:text-box>
            <text:p><text:span text:style-name="T8">(function to execute </text:span><text:span text:style-name="T8">the monad)</text:span></text:p>
          </draw:text-box>
        </draw:frame>
        <draw:custom-shape draw:style-name="gr16" draw:text-style-name="P12" draw:layer="layout" svg:width="1.2cm" svg:height="1.2cm" svg:x="16cm" svg:y="3.1cm">
          <text:p text:style-name="P1"><text:span text:style-name="T9">m</text:span><text:span text:style-name="T10">2</text:span><text:span text:style-name="T9">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cm" svg:height="1.2cm" svg:x="9.5cm" svg:y="3cm">
          <text:p text:style-name="P1"><text:span text:style-name="T9">m</text:span><text:span text:style-name="T10">1</text:span><text:span text:style-name="T9"> </text:span><text:span text:style-name="T9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cm" svg:height="1.2cm" svg:x="2.9cm" svg:y="3.1cm">
          <text:p text:style-name="P1"><text:span text:style-name="T9">m</text:span><text:span text:style-name="T9">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4cm" svg:height="2.1cm" svg:x="8.1cm" svg:y="8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1.055cm" svg:height="1.05cm" svg:x="9.226cm" svg:y="8.725cm">
          <text:p text:style-name="P1"><text:span text:style-name="T9">m</text:span><text:span text:style-name="T10">1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27cm" svg:height="2.2cm" svg:x="14.6cm" svg:y="8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.014cm" svg:height="1.1cm" svg:x="15.71cm" svg:y="8.85cm">
          <text:p text:style-name="P1"><text:span text:style-name="T9">m</text:span><text:span text:style-name="T10">2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17cm" svg:height="2.1cm" svg:x="1.7cm" svg:y="8.3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2" draw:layer="layout" svg:width="0.983cm" svg:height="1.05cm" svg:x="2.773cm" svg:y="8.825cm">
          <text:p text:style-name="P1"><text:span text:style-name="T9">m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27cm" svg:height="2.2cm" svg:x="19.6cm" svg:y="8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.014cm" svg:height="1.1cm" svg:x="20.71cm" svg:y="8.85cm">
          <text:p text:style-name="P1"><text:span text:style-name="T9">m</text:span><text:span text:style-name="T10">3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to">
        <draw:custom-shape draw:style-name="gr23" draw:text-style-name="P13" draw:layer="layout" svg:width="6.2cm" svg:height="1.7cm" svg:x="1.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64cm" svg:height="2.4cm" svg:x="1.736cm" svg:y="2.4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5cm" svg:height="1.199cm" svg:x="1.7cm" svg:y="5.1cm">
          <draw:text-box>
            <text:p><text:span text:style-name="T3">Sou</text:span><text:span text:style-name="T3">rce </text:span><text:span text:style-name="T3">a m </text:span><text:span text:style-name="T3">r</text:span></text:p>
          </draw:text-box>
        </draw:frame>
        <draw:line draw:style-name="gr9" draw:text-style-name="P5" draw:layer="layout" svg:x1="6.2cm" svg:y1="3.6cm" svg:x2="7.8cm" svg:y2="3.6cm">
          <text:p/>
        </draw:line>
        <draw:frame draw:style-name="gr24" draw:text-style-name="P8" draw:layer="layout" svg:width="2.4cm" svg:height="1.207cm" svg:x="5.7cm" svg:y="2.9cm">
          <draw:text-box>
            <text:p><text:span text:style-name="T7">`m</text:span><text:span text:style-name="T7">er</text:span><text:span text:style-name="T7">ge</text:span><text:span text:style-name="T7">`</text:span></text:p>
          </draw:text-box>
        </draw:frame>
        <draw:custom-shape draw:style-name="gr14" draw:text-style-name="P10" xml:id="id3" draw:id="id3" draw:layer="layout" svg:width="1.7cm" svg:height="1.7cm" svg:x="12cm" svg:y="11.161cm">
          <text:p text:style-name="P1">m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12.85cm" svg:y1="11.161cm" svg:x2="14.255cm" svg:y2="10.7cm" draw:start-shape="id3" draw:start-glue-point="4" draw:end-shape="id4" draw:end-glue-point="6" svg:d="M12850 11161c0-345 1405-115 1405-461" svg:viewBox="0 0 1406 462">
          <text:p/>
        </draw:connector>
        <draw:frame draw:style-name="gr15" draw:text-style-name="P11" draw:layer="layout" svg:width="1.9cm" svg:height="1.461cm" svg:x="11.7cm" svg:y="9.7cm">
          <draw:text-box>
            <text:p><text:span text:style-name="T8">(function to execute </text:span><text:span text:style-name="T8">the monad)</text:span></text:p>
          </draw:text-box>
        </draw:frame>
        <draw:custom-shape draw:style-name="gr16" draw:text-style-name="P12" draw:layer="layout" svg:width="1.2cm" svg:height="1.2cm" svg:x="2.7cm" svg:y="3.1cm">
          <text:p text:style-name="P1"><text:span text:style-name="T9">m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64cm" svg:height="2.4cm" svg:x="8.608cm" svg:y="2.352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63cm" svg:height="1.2cm" svg:x="11.7cm" svg:y="3.8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1.2cm" svg:height="1.2cm" svg:x="9.572cm" svg:y="3.052cm">
          <text:p text:style-name="P1"><text:span text:style-name="T9">m’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cm" svg:height="1.199cm" svg:x="2.237cm" svg:y="12.7cm">
          <draw:text-box>
            <text:p><text:span text:style-name="T3">Tube () a m ()</text:span></text:p>
          </draw:text-box>
        </draw:frame>
        <draw:custom-shape draw:style-name="gr21" draw:text-style-name="P2" draw:layer="layout" svg:width="3.17cm" svg:height="2.1cm" svg:x="2.337cm" svg:y="13.699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2" draw:layer="layout" svg:width="0.983cm" svg:height="1.05cm" svg:x="3.41cm" svg:y="14.224cm">
          <text:p text:style-name="P1"><text:span text:style-name="T9">m 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5cm" svg:height="1.199cm" svg:x="8.3cm" svg:y="5.1cm">
          <draw:text-box>
            <text:p><text:span text:style-name="T3">So</text:span><text:span text:style-name="T3">ur</text:span><text:span text:style-name="T3">ce </text:span><text:span text:style-name="T3">a </text:span><text:span text:style-name="T3">m’ </text:span><text:span text:style-name="T3">r</text:span></text:p>
          </draw:text-box>
        </draw:frame>
        <draw:custom-shape draw:style-name="gr4" draw:text-style-name="P3" draw:layer="layout" svg:width="1.363cm" svg:height="1.2cm" svg:x="5.237cm" svg:y="14.699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0.3cm" svg:height="4.2cm" svg:x="14.1cm" svg:y="1.5cm">
          <text:p/>
          <draw:enhanced-geometry svg:viewBox="0 0 21600 21600" draw:mirror-horizontal="false" draw:mirror-vertical="false" draw:glue-points="0 0 0 21600 21600 10800" draw:text-areas="0 ?f9 7800 ?f10" draw:type="right-brace" draw:modifiers="1800 10853.98714591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draw:layer="layout" svg:width="3.564cm" svg:height="2.4cm" svg:x="15.036cm" svg:y="2.201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5cm" svg:height="1.199cm" svg:x="15cm" svg:y="4.901cm">
          <draw:text-box>
            <text:p><text:span text:style-name="T3">S</text:span><text:span text:style-name="T3">o</text:span><text:span text:style-name="T3">u</text:span><text:span text:style-name="T3">r</text:span><text:span text:style-name="T3">c</text:span><text:span text:style-name="T3">e </text:span><text:span text:style-name="T3">a </text:span><text:span text:style-name="T3">m</text:span><text:span text:style-name="T3">” </text:span><text:span text:style-name="T3">r</text:span></text:p>
          </draw:text-box>
        </draw:frame>
        <draw:custom-shape draw:style-name="gr16" draw:text-style-name="P12" draw:layer="layout" svg:width="1.2cm" svg:height="1.2cm" svg:x="16cm" svg:y="2.901cm">
          <text:p text:style-name="P1"><text:span text:style-name="T9">m”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3cm" svg:height="1.2cm" svg:x="18.037cm" svg:y="3.601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5" draw:layer="layout" svg:x1="9.3cm" svg:y1="11.9cm" svg:x2="10.9cm" svg:y2="11.9cm">
          <text:p/>
        </draw:line>
        <draw:frame draw:style-name="gr24" draw:text-style-name="P8" draw:layer="layout" svg:width="2.4cm" svg:height="1.207cm" svg:x="9cm" svg:y="10.993cm">
          <draw:text-box>
            <text:p><text:span text:style-name="T7">reduce</text:span></text:p>
          </draw:text-box>
        </draw:frame>
        <draw:custom-shape draw:style-name="gr4" draw:text-style-name="P3" draw:layer="layout" svg:width="1.363cm" svg:height="1.2cm" svg:x="4.037cm" svg:y="8.2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29cm" svg:height="1.2cm" svg:x="6.2cm" svg:y="8.2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1.29cm" svg:height="1.2cm" svg:x="1.9cm" svg:y="8.2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8" draw:layer="layout" svg:width="1.1cm" svg:height="0.729cm" svg:x="5.2cm" svg:y="8.4cm">
          <draw:text-box>
            <text:p><text:span text:style-name="T7">-&gt;</text:span></text:p>
          </draw:text-box>
        </draw:frame>
        <draw:frame draw:style-name="gr25" draw:text-style-name="P8" draw:layer="layout" svg:width="1.1cm" svg:height="0.729cm" svg:x="3.3cm" svg:y="8.471cm">
          <draw:text-box>
            <text:p><text:span text:style-name="T7">-&gt;</text:span></text:p>
          </draw:text-box>
        </draw:frame>
        <draw:custom-shape draw:style-name="gr5" draw:text-style-name="P3" draw:layer="layout" svg:width="1.29cm" svg:height="1.2cm" svg:x="5.81cm" svg:y="10.5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5" draw:layer="layout" svg:width="4.2cm" svg:height="1.685cm" svg:x="1.8cm" svg:y="10.7cm">
          <draw:text-box>
            <text:p text:style-name="P14"><text:span text:style-name="T11">(init</text:span><text:span text:style-name="T11">ial </text:span><text:span text:style-name="T11">value</text:span><text:span text:style-name="T11">)</text:span></text:p>
          </draw:text-box>
        </draw:frame>
        <draw:custom-shape draw:style-name="gr27" draw:text-style-name="P9" draw:layer="layout" svg:width="0.3cm" svg:height="8.6cm" svg:x="8cm" svg:y="7.7cm">
          <text:p/>
          <draw:enhanced-geometry svg:viewBox="0 0 21600 21600" draw:mirror-horizontal="false" draw:mirror-vertical="false" draw:glue-points="0 0 0 21600 21600 10800" draw:text-areas="0 ?f9 7800 ?f10" draw:type="right-brace" draw:modifiers="1800 10853.98714591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xml:id="id4" draw:id="id4" draw:layer="layout" svg:width="1.29cm" svg:height="1.2cm" svg:x="13.61cm" svg:y="9.5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f58220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c7a0cb" draw:marker-start-width="0.35cm" draw:marker-end-width="0.3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06:40.797872951</meta:creation-date>
    <dc:date>2018-04-19T23:27:51.278615134</dc:date>
    <meta:editing-duration>PT13M40S</meta:editing-duration>
    <meta:editing-cycles>3</meta:editing-cycles>
    <meta:generator>LibreOffice/5.4.5.1$Linux_X86_64 LibreOffice_project/40m0$Build-1</meta:generator>
    <meta:document-statistic meta:object-count="73"/>
  </office:meta>
</office:document-meta>
</file>